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3" style:family="paragraph">
      <style:text-properties style:use-window-font-color="true"/>
    </style:style>
    <style:style style:name="P4" style:family="paragraph">
      <style:paragraph-properties fo:line-height="100%" fo:text-align="start" style:punctuation-wrap="hanging" style:writing-mode="lr-tb">
        <style:tab-stops/>
      </style:paragraph-properties>
    </style:style>
    <style:style style:name="P5" style:family="paragraph">
      <style:text-properties style:use-window-font-color="true" fo:font-family="Calibri" style:font-family-generic="swiss" style:font-family-asian="Calibri" style:font-family-generic-asian="swiss"/>
    </style:style>
    <style:style style:name="P6" style:family="paragraph">
      <style:text-properties style:use-window-font-color="true" fo:font-family="Calibri" fo:font-weight="normal" style:font-weight-asian="normal" style:font-weight-complex="normal"/>
    </style:style>
    <style:style style:name="P7" style:family="paragraph">
      <style:text-properties fo:font-family="Calibri" style:font-family-asian="Calibri"/>
    </style:style>
    <style:style style:name="P8" style:family="paragraph">
      <style:text-properties fo:font-family="Calibri" style:font-family-generic="swiss" style:font-family-asian="Calibri" style:font-family-generic-asian="swiss"/>
    </style:style>
    <style:style style:name="P9" style:family="paragraph">
      <style:text-properties style:use-window-font-color="true" fo:font-family="Caribri" style:font-family-asian="Caribri"/>
    </style:style>
    <style:style style:name="P10" style:family="paragraph">
      <style:text-properties style:use-window-font-color="true" fo:font-family="Calibri" fo:font-size="44pt" fo:font-weight="normal" style:font-family-asian="Calibri" style:font-size-asian="44pt" style:font-weight-asian="normal" style:font-size-complex="44pt" style:font-weight-complex="normal"/>
    </style:style>
    <style:style style:name="P11" style:family="paragraph">
      <style:text-properties style:font-size-asian="20pt"/>
    </style:style>
    <style:style style:name="P12" style:family="paragraph">
      <style:text-properties style:use-window-font-color="true" fo:font-family="Calibri" fo:font-size="44pt" style:font-family-asian="Calibri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Caribli" fo:font-size="44pt" style:font-family-asian="Caribli" style:font-size-asian="44pt" style:font-size-complex="44pt"/>
    </style:style>
    <style:style style:name="T3" style:family="text">
      <style:text-properties fo:font-family="Calibri" fo:font-size="32pt" style:font-family-asian="Calibri" style:font-size-asian="32pt" style:font-size-complex="32pt"/>
    </style:style>
    <style:style style:name="T4" style:family="text">
      <style:text-properties fo:color="#ff0000" fo:font-family="Calibri" fo:font-size="32pt" style:font-family-asian="Calibri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Caribli" fo:font-size="24pt" style:font-family-asian="Caribli" style:font-size-asian="24pt" style:font-size-complex="24pt"/>
    </style:style>
    <style:style style:name="T7" style:family="text">
      <style:text-properties style:use-window-font-color="true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8" style:family="text">
      <style:text-properties style:use-window-font-color="true" style:text-line-through-style="none" style:text-position="0% 100%" fo:font-family="Calibri" style:font-family-generic="swis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9" style:family="text">
      <style:text-properties style:use-window-font-color="true" style:text-line-through-style="none" style:text-position="0% 100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0" style:family="text">
      <style:text-properties style:use-window-font-color="true" style:text-line-through-style="none" style:text-position="super 58%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1" style:family="text">
      <style:text-properties style:use-window-font-color="true" fo:font-family="Calibri" fo:font-weight="normal" style:font-weight-asian="normal" style:font-weight-complex="normal"/>
    </style:style>
    <style:style style:name="T12" style:family="text">
      <style:text-properties fo:font-family="Calibri" style:font-family-asian="Calibri"/>
    </style:style>
    <style:style style:name="T13" style:family="text">
      <style:text-properties style:use-window-font-color="true" fo:font-family="Calibri" style:font-family-generic="swiss" style:font-family-asian="Calibri" style:font-family-generic-asian="swiss"/>
    </style:style>
    <style:style style:name="T14" style:family="text">
      <style:text-properties style:use-window-font-color="true" fo:font-family="Caribri" style:font-family-asian="Caribri"/>
    </style:style>
    <style:style style:name="T15" style:family="text">
      <style:text-properties style:use-window-font-color="true" style:text-line-through-style="none" fo:font-family="Calibri" style:font-family-generic="swis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alibri" style:font-family-generic-asian="swiss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16" style:family="text">
      <style:text-properties style:use-window-font-color="true" fo:font-family="Calibri" fo:font-size="44pt" fo:font-weight="normal" style:font-family-asian="Calibri" style:font-size-asian="44pt" style:font-weight-asian="normal" style:font-size-complex="44pt" style:font-weight-complex="normal"/>
    </style:style>
    <style:style style:name="T17" style:family="text">
      <style:text-properties style:use-window-font-color="true" fo:font-family="Calibri" fo:font-size="44pt" style:font-family-asian="Calibri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Mul4</text:span><text:span text:style-name="T2">班</text:span></text:p>
            <text:p/>
            <text:p><text:span text:style-name="T3">相馬悠紀（シミュレータ）</text:span></text:p>
            <text:p><text:span text:style-name="T3">中川翔太（</text:span><text:span text:style-name="T3">FPU</text:span><text:span text:style-name="T3">）</text:span></text:p>
            <text:p><text:span text:style-name="T4">林周斗（コンパイラ）</text:span></text:p>
            <text:p><text:span text:style-name="T3">室屋晃子（コア）</text:span></text:p>
            <text:p><text:span text:style-name="T5"/></text:p>
            <text:p><text:span text:style-name="T6">01/08</text:span><text:span text:style-name="T6">発表</text:span>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7">Simulator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やったこと</text:span></text:p>
                <text:list>
                  <text:list-item>
                    <text:p text:style-name="P4"><text:span text:style-name="T9">ライブラリの実装を</text:span><text:span text:style-name="T9">2</text:span><text:span text:style-name="T10">nd</text:span><text:span text:style-name="T9"> ISA</text:span><text:span text:style-name="T9">に合わせる</text:span></text:p>
                  </text:list-item>
                </text:list>
              </text:list-item>
              <text:list-item>
                <text:p text:style-name="P4"><text:span text:style-name="T8">今週やること</text:span></text:p>
                <text:list>
                  <text:list-item>
                    <text:p text:style-name="P4"><text:span text:style-name="T9">atan(library)</text:span><text:span text:style-name="T9">の実装がまだだったのでや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1">FPU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やったこと</text:span></text:p>
                <text:list>
                  <text:list-item>
                    <text:p><text:span text:style-name="T12">fmul</text:span><text:span text:style-name="T12">を少し修正</text:span></text:p>
                  </text:list-item>
                </text:list>
              </text:list-item>
              <text:list-item>
                <text:p><text:span text:style-name="T12">今週やること</text:span></text:p>
                <text:list>
                  <text:list-item>
                    <text:p><text:span text:style-name="T12">未定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3">コンパイラ</text:span></text:p>
          </draw:text-box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やったこと</text:span></text:p>
                <text:list>
                  <text:list-item>
                    <text:p><text:span text:style-name="T14">最適化</text:span></text:p>
                    <text:list>
                      <text:list-item>
                        <text:p><text:span text:style-name="T14">Load,Store</text:span><text:span text:style-name="T14">除去の改良</text:span></text:p>
                      </text:list-item>
                      <text:list-item>
                        <text:p><text:span text:style-name="T14">Move</text:span><text:span text:style-name="T14">除去</text:span></text:p>
                      </text:list-item>
                    </text:list>
                  </text:list-item>
                  <text:list-item>
                    <text:p><text:span text:style-name="T14">レジスタ彩色実装途中</text:span></text:p>
                  </text:list-item>
                </text:list>
              </text:list-item>
              <text:list-item>
                <text:p><text:span text:style-name="T14">今週やること</text:span></text:p>
                <text:list>
                  <text:list-item>
                    <text:p><text:span text:style-name="T14">レジスタ彩色実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14">コア</text:span></text:p>
          </draw:text-box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先週やったこと</text:span></text:p>
                <text:list>
                  <text:list-item>
                    <text:p text:style-name="P4"><text:span text:style-name="T15">PC</text:span><text:span text:style-name="T15">決定と命令フェッチを分離してみた</text:span></text:p>
                    <text:list>
                      <text:list-item>
                        <text:p><text:span text:style-name="T14">動作不安定</text:span></text:p>
                      </text:list-item>
                      <text:list-item>
                        <text:p><text:span text:style-name="T14">PC</text:span><text:span text:style-name="T14">決定と命令フェッチは今までどおり</text:span><text:span text:style-name="T14">1</text:span><text:span text:style-name="T14">段で</text:span></text:p>
                      </text:list-item>
                    </text:list>
                  </text:list-item>
                  <text:list-item>
                    <text:p><text:span text:style-name="T14">クロックを</text:span><text:span text:style-name="T14">44MHz</text:span><text:span text:style-name="T14">に下げた</text:span></text:p>
                    <text:list>
                      <text:list-item>
                        <text:p><text:span text:style-name="T14">安定に動作するものができた（問題あり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><text:span text:style-name="T16">コア</text:span></text:p>
          </draw:text-box>
        </draw:frame>
        <draw:frame presentation:style-name="pr4" draw:text-style-name="P9" draw:layer="layout" svg:width="25.199cm" svg:height="15.396cm" svg:x="1.441cm" svg:y="3.797cm" presentation:class="outline" presentation:user-transformed="true">
          <draw:text-box>
            <text:list text:style-name="L2">
              <text:list-item>
                <text:p><text:span text:style-name="T14">現在</text:span></text:p>
                <text:list>
                  <text:list-item>
                    <text:p><text:span text:style-name="T14">クロックは</text:span><text:span text:style-name="T14">44MHz</text:span></text:p>
                  </text:list-item>
                  <text:list-item>
                    <text:p><text:span text:style-name="T14">安定動作版にはデコーダにミスがある</text:span></text:p>
                    <text:list>
                      <text:list-item>
                        <text:p><text:span text:style-name="T14">itof/ftoi</text:span><text:span text:style-name="T14">の結果として正しくない値をレジスタに書き込む</text:span></text:p>
                      </text:list-item>
                      <text:list-item>
                        <text:p><text:span text:style-name="T14">ミスを修正したものは安定に動作しない</text:span></text:p>
                      </text:list-item>
                    </text:list>
                  </text:list-item>
                  <text:list-item>
                    <text:p><text:span text:style-name="T14">Static timing</text:span><text:span text:style-name="T14">による最大動作周波数は</text:span><text:span text:style-name="T14">54MHz</text:span><text:span text:style-name="T14">くらい</text:span></text:p>
                    <text:list>
                      <text:list-item>
                        <text:p><text:span text:style-name="T14">同じコードでクロック</text:span><text:span text:style-name="T14">66MHz</text:span><text:span text:style-name="T14">で合成したときは</text:span><text:span text:style-name="T14">69MHz</text:span><text:span text:style-name="T14">くらいと言っていたのに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今週やること</text:span></text:p>
                <text:list>
                  <text:list-item>
                    <text:p><text:span text:style-name="T14">正しく安定に動作するものを</text:span><text:span text:style-name="T14">ISE</text:span><text:span text:style-name="T14">に合成させ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 presentation:user-transformed="true">
          <draw:text-box>
            <text:p><text:span text:style-name="T17">ご清聴</text:span></text:p>
            <text:p><text:span text:style-name="T17">ありがとうございました！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10-30T09:17:38</meta:creation-date>
    <dc:language>fi-FI</dc:language>
    <meta:editing-cycles>10</meta:editing-cycles>
    <meta:editing-duration>PT2H14M33S</meta:editing-duration>
    <meta:initial-creator>hs </meta:initial-creator>
    <dc:date>2013-01-08T11:21:42</dc:date>
    <dc:creator>hs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Orange.otp"/>
  </office:meta>
</office:document-meta>
</file>